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a05" officeooo:paragraph-rsid="000a6a05"/>
    </style:style>
    <style:style style:name="P2" style:family="paragraph" style:parent-style-name="Standard">
      <style:text-properties officeooo:rsid="000c1104" officeooo:paragraph-rsid="000c1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FILHOL</text:p>
      <text:p text:style-name="P1"><text:a xlink:type="simple" xlink:href="mailto:n.filhol@orange.fr" text:style-name="Internet_20_link" text:visited-style-name="Visited_20_Internet_20_Link">n.filhol@orange.fr</text:a></text:p>
      <text:p text:style-name="P1">Responsable PPP2 M. ROMBI</text:p>
      <text:p text:style-name="P1"><text:a xlink:type="simple" xlink:href="mailto:responsablePPP2@univ-lyon1.fr" text:style-name="Internet_20_link" text:visited-style-name="Visited_20_Internet_20_Link">responsablePPP2@univ-lyon1.fr</text:a></text:p>
      <text:p text:style-name="P1"/>
      <text:p text:style-name="P1"/>
      <text:p text:style-name="P1"/>
      <text:p text:style-name="P2">LES REPRESENTATIONS</text:p>
      <text:p text:style-name="P2"><text:s/>CYBERSEC</text:p>
      <text:p text:style-name="P2">mon métier il peut être caractérisé ça ça ça ça ç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49:26.459491593</meta:creation-date>
    <dc:date>2023-02-01T17:04:11.457842948</dc:date>
    <meta:editing-duration>PT1H14M45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7" meta:word-count="22" meta:character-count="165" meta:non-whitespace-character-count="148"/>
  </office:meta>
</office:document-meta>
</file>